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  <style:style style:name="ce3" style:family="table-cell" style:parent-style-name="Default" style:data-style-name="N37"/>
    <style:style style:name="ce4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Consumption</text:p>
          </table:table-cell>
          <table:table-cell table:style-name="ce2" office:value-type="string" calcext:value-type="string">
            <text:p>kWh</text:p>
          </table:table-cell>
          <table:table-cell table:style-name="ce2" table:number-columns-repeated="2"/>
          <table:table-cell table:number-columns-repeated="7"/>
          <table:table-cell table:style-name="ce2" office:value-type="string" calcext:value-type="string">
            <text:p>$/kWh</text:p>
          </table:table-cell>
          <table:table-cell table:style-name="ce2" table:number-columns-repeated="2"/>
          <table:table-cell office:value-type="string" calcext:value-type="string">
            <text:p>$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/Time</text:p>
          </table:table-cell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8:00</text:p>
          </table:table-cell>
          <table:table-cell table:style-name="ce2" office:value-type="string" calcext:value-type="string">
            <text:p>16:00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y of Week</text:p>
          </table:table-cell>
          <table:table-cell office:value-type="string" calcext:value-type="string">
            <text:p>Tariff</text:p>
          </table:table-cell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8:00</text:p>
          </table:table-cell>
          <table:table-cell table:style-name="ce2" office:value-type="string" calcext:value-type="string">
            <text:p>16:00</text:p>
          </table:table-cell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8:00</text:p>
          </table:table-cell>
          <table:table-cell table:style-name="ce2" office:value-type="string" calcext:value-type="string">
            <text:p>16:00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Supply</text:p>
          </table:table-cell>
        </table:table-row>
        <table:table-row table:style-name="ro1">
          <table:table-cell office:value-type="float" office:value="20230806" calcext:value-type="float">
            <text:p>20230806</text:p>
          </table:table-cell>
          <table:table-cell office:value-type="float" office:value="0.073" calcext:value-type="float">
            <text:p>0.07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63" calcext:value-type="float">
            <text:p>0.063</text:p>
          </table:table-cell>
          <table:table-cell/>
          <table:table-cell table:style-name="ce3" table:formula="of:=MID([.$A3];1;4)" office:value-type="string" office:string-value="2023" calcext:value-type="string">
            <text:p>2023</text:p>
          </table:table-cell>
          <table:table-cell table:style-name="ce3" table:formula="of:=MID([.$A3];5;2)" office:value-type="string" office:string-value="08" calcext:value-type="string">
            <text:p>08</text:p>
          </table:table-cell>
          <table:table-cell table:style-name="ce3" table:formula="of:=MID([.$A3];7;2)" office:value-type="string" office:string-value="06" calcext:value-type="string">
            <text:p>06</text:p>
          </table:table-cell>
          <table:table-cell table:style-name="ce4" table:formula="of:=DATE([.F3];[.G3];[.H3])" office:value-type="date" office:date-value="2023-08-06" calcext:value-type="date">
            <text:p>2023-08-06</text:p>
          </table:table-cell>
          <table:table-cell table:formula="of:=WEEKDAY([.I3];3)" office:value-type="float" office:value="6" calcext:value-type="float">
            <text:p>6</text:p>
          </table:table-cell>
          <table:table-cell office:value-type="string" calcext:value-type="string">
            <text:p>Sun</text:p>
          </table:table-cell>
          <table:table-cell table:number-columns-repeated="3" office:value-type="float" office:value="0.26928" calcext:value-type="float">
            <text:p>0.26928</text:p>
          </table:table-cell>
          <table:table-cell table:formula="of:=[.B3]*[.L3]" office:value-type="float" office:value="0.01965744" calcext:value-type="float">
            <text:p>0.01965744</text:p>
          </table:table-cell>
          <table:table-cell table:formula="of:=[.C3]*[.M3]" office:value-type="float" office:value="0.00753984" calcext:value-type="float">
            <text:p>0.00753984</text:p>
          </table:table-cell>
          <table:table-cell table:formula="of:=[.D3]*[.N3]" office:value-type="float" office:value="0.01696464" calcext:value-type="float">
            <text:p>0.01696464</text:p>
          </table:table-cell>
          <table:table-cell table:formula="of:=SUM([.O3:.Q3])" office:value-type="float" office:value="0.04416192" calcext:value-type="float">
            <text:p>0.04416192</text:p>
          </table:table-cell>
          <table:table-cell office:value-type="float" office:value="1.45398" calcext:value-type="float">
            <text:p>1.45398</text:p>
          </table:table-cell>
        </table:table-row>
        <table:table-row table:style-name="ro1">
          <table:table-cell office:value-type="float" office:value="20230807" calcext:value-type="float">
            <text:p>20230807</text:p>
          </table:table-cell>
          <table:table-cell office:value-type="float" office:value="0.073" calcext:value-type="float">
            <text:p>0.07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63" calcext:value-type="float">
            <text:p>0.063</text:p>
          </table:table-cell>
          <table:table-cell/>
          <table:table-cell table:style-name="ce3" table:formula="of:=MID([.$A4];1;4)" office:value-type="string" office:string-value="2023" calcext:value-type="string">
            <text:p>2023</text:p>
          </table:table-cell>
          <table:table-cell table:style-name="ce3" table:formula="of:=MID([.$A4];5;2)" office:value-type="string" office:string-value="08" calcext:value-type="string">
            <text:p>08</text:p>
          </table:table-cell>
          <table:table-cell table:style-name="ce3" table:formula="of:=MID([.$A4];7;2)" office:value-type="string" office:string-value="07" calcext:value-type="string">
            <text:p>07</text:p>
          </table:table-cell>
          <table:table-cell table:style-name="ce4" table:formula="of:=DATE([.F4];[.G4];[.H4])" office:value-type="date" office:date-value="2023-08-07" calcext:value-type="date">
            <text:p>2023-08-07</text:p>
          </table:table-cell>
          <table:table-cell table:formula="of:=WEEKDAY([.I4];3)" office:value-type="float" office:value="0" calcext:value-type="float">
            <text:p>0</text:p>
          </table:table-cell>
          <table:table-cell office:value-type="string" calcext:value-type="string">
            <text:p>Mon</text:p>
          </table:table-cell>
          <table:table-cell office:value-type="float" office:value="0.26928" calcext:value-type="float">
            <text:p>0.26928</text:p>
          </table:table-cell>
          <table:table-cell office:value-type="float" office:value="0.41745" calcext:value-type="float">
            <text:p>0.41745</text:p>
          </table:table-cell>
          <table:table-cell office:value-type="float" office:value="0.35695" calcext:value-type="float">
            <text:p>0.35695</text:p>
          </table:table-cell>
          <table:table-cell table:formula="of:=[.B4]*[.L4]" office:value-type="float" office:value="0.01965744" calcext:value-type="float">
            <text:p>0.01965744</text:p>
          </table:table-cell>
          <table:table-cell table:formula="of:=[.C4]*[.M4]" office:value-type="float" office:value="0.0116886" calcext:value-type="float">
            <text:p>0.0116886</text:p>
          </table:table-cell>
          <table:table-cell table:formula="of:=[.D4]*[.N4]" office:value-type="float" office:value="0.02248785" calcext:value-type="float">
            <text:p>0.02248785</text:p>
          </table:table-cell>
          <table:table-cell table:formula="of:=SUM([.O4:.Q4])" office:value-type="float" office:value="0.05383389" calcext:value-type="float">
            <text:p>0.05383389</text:p>
          </table:table-cell>
          <table:table-cell office:value-type="float" office:value="1.45398" calcext:value-type="float">
            <text:p>1.45398</text:p>
          </table:table-cell>
        </table:table-row>
        <table:table-row table:style-name="ro1">
          <table:table-cell office:value-type="float" office:value="20230808" calcext:value-type="float">
            <text:p>20230808</text:p>
          </table:table-cell>
          <table:table-cell office:value-type="float" office:value="0.073" calcext:value-type="float">
            <text:p>0.07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63" calcext:value-type="float">
            <text:p>0.063</text:p>
          </table:table-cell>
          <table:table-cell/>
          <table:table-cell table:style-name="ce3" table:formula="of:=MID([.$A5];1;4)" office:value-type="string" office:string-value="2023" calcext:value-type="string">
            <text:p>2023</text:p>
          </table:table-cell>
          <table:table-cell table:style-name="ce3" table:formula="of:=MID([.$A5];5;2)" office:value-type="string" office:string-value="08" calcext:value-type="string">
            <text:p>08</text:p>
          </table:table-cell>
          <table:table-cell table:style-name="ce3" table:formula="of:=MID([.$A5];7;2)" office:value-type="string" office:string-value="08" calcext:value-type="string">
            <text:p>08</text:p>
          </table:table-cell>
          <table:table-cell table:style-name="ce4" table:formula="of:=DATE([.F5];[.G5];[.H5])" office:value-type="date" office:date-value="2023-08-08" calcext:value-type="date">
            <text:p>2023-08-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b Holiday</text:p>
          </table:table-cell>
          <table:table-cell table:number-columns-repeated="3" office:value-type="float" office:value="0.26928" calcext:value-type="float">
            <text:p>0.26928</text:p>
          </table:table-cell>
          <table:table-cell table:formula="of:=[.B5]*[.L5]" office:value-type="float" office:value="0.01965744" calcext:value-type="float">
            <text:p>0.01965744</text:p>
          </table:table-cell>
          <table:table-cell table:formula="of:=[.C5]*[.M5]" office:value-type="float" office:value="0.00753984" calcext:value-type="float">
            <text:p>0.00753984</text:p>
          </table:table-cell>
          <table:table-cell table:formula="of:=[.D5]*[.N5]" office:value-type="float" office:value="0.01696464" calcext:value-type="float">
            <text:p>0.01696464</text:p>
          </table:table-cell>
          <table:table-cell table:formula="of:=SUM([.O5:.Q5])" office:value-type="float" office:value="0.04416192" calcext:value-type="float">
            <text:p>0.04416192</text:p>
          </table:table-cell>
          <table:table-cell office:value-type="float" office:value="1.45398" calcext:value-type="float">
            <text:p>1.45398</text:p>
          </table:table-cell>
        </table:table-row>
        <table:table-row table:style-name="ro1">
          <table:table-cell/>
          <table:table-cell office:value-type="string" calcext:value-type="string">
            <text:p>Off-peak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Shoulder</text:p>
          </table:table-cell>
          <table:table-cell table:number-columns-repeated="7"/>
          <table:table-cell office:value-type="string" calcext:value-type="string">
            <text:p>Off-peak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Shoulder</text:p>
          </table:table-cell>
          <table:table-cell table:number-columns-repeated="2"/>
          <table:table-cell office:value-type="string" calcext:value-type="string">
            <text:p>Totals</text:p>
          </table:table-cell>
          <table:table-cell table:formula="of:=SUM([.R3:.R5])" office:value-type="float" office:value="0.14215773" calcext:value-type="float">
            <text:p>0.14215773</text:p>
          </table:table-cell>
          <table:table-cell table:formula="of:=SUM([.S3:.S5])" office:value-type="float" office:value="4.36194" calcext:value-type="float">
            <text:p>4.36194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Interval minutes</text:p>
          </table:table-cell>
          <table:table-cell table:formula="of:=([.C2]-[.B2])*24*60" office:value-type="float" office:value="480" calcext:value-type="float">
            <text:p>480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Default" office:value-type="string" calcext:value-type="string">
            <text:p>Feed-in</text:p>
          </table:table-cell>
          <table:table-cell table:style-name="ce2" office:value-type="string" calcext:value-type="string">
            <text:p>kWh</text:p>
          </table:table-cell>
          <table:table-cell table:number-columns-repeated="9"/>
          <table:table-cell table:style-name="ce2" office:value-type="string" calcext:value-type="string">
            <text:p>$/kWh</text:p>
          </table:table-cell>
          <table:table-cell table:number-columns-repeated="2"/>
          <table:table-cell office:value-type="string" calcext:value-type="string">
            <text:p>$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Date/Time</text:p>
          </table:table-cell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8:00</text:p>
          </table:table-cell>
          <table:table-cell table:style-name="ce2" office:value-type="string" calcext:value-type="string">
            <text:p>16:00</text:p>
          </table:table-cell>
          <table:table-cell table:number-columns-repeated="7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8:00</text:p>
          </table:table-cell>
          <table:table-cell table:style-name="ce2" office:value-type="string" calcext:value-type="string">
            <text:p>16:00</text:p>
          </table:table-cell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8:00</text:p>
          </table:table-cell>
          <table:table-cell table:style-name="ce2" office:value-type="string" calcext:value-type="string">
            <text:p>16:00</text:p>
          </table:table-cell>
          <table:table-cell office:value-type="string" calcext:value-type="string">
            <text:p>Consumption</text:p>
          </table:table-cell>
          <table:table-cell/>
        </table:table-row>
        <table:table-row table:style-name="ro1">
          <table:table-cell table:style-name="Default" office:value-type="float" office:value="20230806" calcext:value-type="float">
            <text:p>20230806</text:p>
          </table:table-cell>
          <table:table-cell office:value-type="float" office:value="0.326" calcext:value-type="float">
            <text:p>0.32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18" calcext:value-type="float">
            <text:p>0.218</text:p>
          </table:table-cell>
          <table:table-cell table:number-columns-repeated="7"/>
          <table:table-cell table:number-columns-repeated="3" office:value-type="float" office:value="-0.07" calcext:value-type="float">
            <text:p>-0.07</text:p>
          </table:table-cell>
          <table:table-cell table:formula="of:=[.B12]*[.L12]" office:value-type="float" office:value="-0.02282" calcext:value-type="float">
            <text:p>-0.02282</text:p>
          </table:table-cell>
          <table:table-cell table:formula="of:=[.C12]*[.M12]" office:value-type="float" office:value="-0.01386" calcext:value-type="float">
            <text:p>-0.01386</text:p>
          </table:table-cell>
          <table:table-cell table:formula="of:=[.D12]*[.N12]" office:value-type="float" office:value="-0.01526" calcext:value-type="float">
            <text:p>-0.01526</text:p>
          </table:table-cell>
          <table:table-cell table:formula="of:=SUM([.O12:.Q12])" office:value-type="float" office:value="-0.05194" calcext:value-type="float">
            <text:p>-0.05194</text:p>
          </table:table-cell>
          <table:table-cell/>
        </table:table-row>
        <table:table-row table:style-name="ro1">
          <table:table-cell table:style-name="Default" office:value-type="float" office:value="20230807" calcext:value-type="float">
            <text:p>20230807</text:p>
          </table:table-cell>
          <table:table-cell office:value-type="float" office:value="0.326" calcext:value-type="float">
            <text:p>0.32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18" calcext:value-type="float">
            <text:p>0.218</text:p>
          </table:table-cell>
          <table:table-cell table:number-columns-repeated="7"/>
          <table:table-cell table:number-columns-repeated="3" office:value-type="float" office:value="-0.07" calcext:value-type="float">
            <text:p>-0.07</text:p>
          </table:table-cell>
          <table:table-cell table:formula="of:=[.B13]*[.L13]" office:value-type="float" office:value="-0.02282" calcext:value-type="float">
            <text:p>-0.02282</text:p>
          </table:table-cell>
          <table:table-cell table:formula="of:=[.C13]*[.M13]" office:value-type="float" office:value="-0.01386" calcext:value-type="float">
            <text:p>-0.01386</text:p>
          </table:table-cell>
          <table:table-cell table:formula="of:=[.D13]*[.N13]" office:value-type="float" office:value="-0.01526" calcext:value-type="float">
            <text:p>-0.01526</text:p>
          </table:table-cell>
          <table:table-cell table:formula="of:=SUM([.O13:.Q13])" office:value-type="float" office:value="-0.05194" calcext:value-type="float">
            <text:p>-0.05194</text:p>
          </table:table-cell>
          <table:table-cell/>
        </table:table-row>
        <table:table-row table:style-name="ro1">
          <table:table-cell table:style-name="Default" office:value-type="float" office:value="20230808" calcext:value-type="float">
            <text:p>20230808</text:p>
          </table:table-cell>
          <table:table-cell office:value-type="float" office:value="0.326" calcext:value-type="float">
            <text:p>0.32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18" calcext:value-type="float">
            <text:p>0.218</text:p>
          </table:table-cell>
          <table:table-cell table:number-columns-repeated="7"/>
          <table:table-cell table:number-columns-repeated="3" office:value-type="float" office:value="-0.07" calcext:value-type="float">
            <text:p>-0.07</text:p>
          </table:table-cell>
          <table:table-cell table:formula="of:=[.B14]*[.L14]" office:value-type="float" office:value="-0.02282" calcext:value-type="float">
            <text:p>-0.02282</text:p>
          </table:table-cell>
          <table:table-cell table:formula="of:=[.C14]*[.M14]" office:value-type="float" office:value="-0.01386" calcext:value-type="float">
            <text:p>-0.01386</text:p>
          </table:table-cell>
          <table:table-cell table:formula="of:=[.D14]*[.N14]" office:value-type="float" office:value="-0.01526" calcext:value-type="float">
            <text:p>-0.01526</text:p>
          </table:table-cell>
          <table:table-cell table:formula="of:=SUM([.O14:.Q14])" office:value-type="float" office:value="-0.05194" calcext:value-type="float">
            <text:p>-0.05194</text:p>
          </table:table-cell>
          <table:table-cell/>
        </table:table-row>
        <table:table-row table:style-name="ro1">
          <table:table-cell table:number-columns-repeated="11"/>
          <table:table-cell table:number-columns-repeated="3" office:value-type="float" office:value="-0.07" calcext:value-type="float">
            <text:p>-0.07</text:p>
          </table:table-cell>
          <table:table-cell table:number-columns-repeated="2"/>
          <table:table-cell office:value-type="string" calcext:value-type="string">
            <text:p>Totals</text:p>
          </table:table-cell>
          <table:table-cell table:formula="of:=SUM([.R12:.R14])" office:value-type="float" office:value="-0.15582" calcext:value-type="float">
            <text:p>-0.15582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6"/>
          <table:table-cell office:value-type="string" calcext:value-type="string">
            <text:p>Uber Total</text:p>
          </table:table-cell>
          <table:table-cell table:formula="of:=[.R6]+[.S6]+[.R15]" office:value-type="float" office:value="4.34827773" calcext:value-type="float">
            <text:p>4.34827773</text:p>
          </table:table-cell>
          <table:table-cell/>
        </table:table-row>
        <table:table-row table:style-name="ro1" table:number-rows-repeated="1048558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month number:style="long"/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09:11:51.331515536</meta:creation-date>
    <dc:date>2023-12-17T11:14:53.421908587</dc:date>
    <meta:editing-duration>PT52M6S</meta:editing-duration>
    <meta:editing-cycles>2</meta:editing-cycles>
    <meta:generator>LibreOffice/7.3.7.2$Linux_X86_64 LibreOffice_project/30$Build-2</meta:generator>
    <meta:document-statistic meta:table-count="1" meta:cell-count="142" meta:object-count="0"/>
  </office:meta>
</office:document-meta>
</file>